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35" draw:style-name="gr5" draw:text-style-name="P1" svg:x1="1.926cm" svg:y1="21.322cm" svg:x2="1.997cm" svg:y2="28.916cm"><text:p/></draw:line><draw:custom-shape text:anchor-type="paragraph" draw:z-index="34" draw:style-name="gr1" draw:text-style-name="P1" svg:width="5.028cm" svg:height="1.721cm" svg:x="5.166cm" svg:y="21.705cm"><text:p text:style-name="P1">Вычисление площади</text:p><text:p text:style-name="P1">треугольника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2" svg:width="0.133cm" svg:height="0.662cm" svg:x="7.654cm" svg:y="21.01cm"><text:p/><draw:enhanced-geometry svg:viewBox="0 0 21600 21600" draw:text-areas="?f0 0 ?f2 ?f5" draw:type="down-arrow" draw:modifiers="7608.6105675146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style-name="gr1" draw:text-style-name="P1" svg:width="5.028cm" svg:height="1.721cm" svg:x="5.2cm" svg:y="19.29cm"><text:p text:style-name="P1">Вычисление периметра</text:p><text:p text:style-name="P1">треугольника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2" svg:width="0.115cm" svg:height="1.869cm" svg:x="1.808cm" svg:y="17.422cm"><text:p/><draw:enhanced-geometry svg:viewBox="0 0 21600 21600" draw:text-areas="?f0 0 ?f2 ?f5" draw:type="down-arrow" draw:modifiers="11472.452830188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style-name="gr1" draw:text-style-name="P1" svg:width="3.656cm" svg:height="2.001cm" svg:x="0.256cm" svg:y="19.322cm"><text:p text:style-name="P1">Вывод сообщения о</text:p><text:p text:style-name="P1">том что данный</text:p><text:p text:style-name="P1"><text:s/>треугольник не </text:p><text:p text:style-name="P1">существует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2" svg:width="1.108cm" svg:height="0.151cm" svg:x="1.808cm" svg:y="17.272cm"><text:p/><draw:enhanced-geometry svg:viewBox="0 0 21600 21600" draw:text-areas="?f7 ?f0 21600 ?f2" draw:type="left-arrow" draw:modifiers="13220.9856915739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style-name="gr2" svg:width="1.108cm" svg:height="0.151cm" svg:x="1.845cm" svg:y="14.46cm"><text:p/><draw:enhanced-geometry svg:viewBox="0 0 21600 21600" draw:text-areas="?f7 ?f0 21600 ?f2" draw:type="left-arrow" draw:modifiers="13220.9856915739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7" draw:style-name="gr2" svg:width="1.108cm" svg:height="0.151cm" svg:x="1.857cm" svg:y="11.781cm"><text:p/><draw:enhanced-geometry svg:viewBox="0 0 21600 21600" draw:text-areas="?f7 ?f0 21600 ?f2" draw:type="left-arrow" draw:modifiers="13220.9856915739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6" draw:style-name="gr5" draw:text-style-name="P1" svg:x1="1.857cm" svg:y1="11.931cm" svg:x2="1.857cm" svg:y2="17.272cm"><text:p/></draw:line><draw:custom-shape text:anchor-type="paragraph" draw:z-index="25" draw:style-name="gr2" svg:width="0.133cm" svg:height="0.662cm" svg:x="6.23cm" svg:y="18.42cm"><text:p/><draw:enhanced-geometry svg:viewBox="0 0 21600 21600" draw:text-areas="?f0 0 ?f2 ?f5" draw:type="down-arrow" draw:modifiers="7608.6105675146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4" draw:style-name="gr3" svg:width="0.729cm" svg:height="0.609cm" svg:x="3.138cm" svg:y="16.464cm"><draw:text-box><text:p>нет</text:p></draw:text-box></draw:frame><draw:frame text:anchor-type="paragraph" draw:z-index="23" draw:style-name="gr4" svg:width="1.033cm" svg:height="0.715cm" svg:x="7.075cm" svg:y="18.711cm"><draw:text-box><text:p>да</text:p></draw:text-box></draw:frame><draw:custom-shape text:anchor-type="paragraph" draw:z-index="22" draw:style-name="gr1" svg:width="6.748cm" svg:height="2.13cm" svg:x="2.916cm" svg:y="16.291cm"><text:p>Сумма первой и третьей</text:p><text:p>стороны больше второй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21" draw:style-name="gr3" svg:width="0.729cm" svg:height="0.609cm" svg:x="3.403cm" svg:y="13.554cm"><draw:text-box><text:p>нет</text:p></draw:text-box></draw:frame><draw:custom-shape text:anchor-type="paragraph" draw:z-index="20" draw:style-name="gr2" svg:width="0.133cm" svg:height="0.662cm" svg:x="6.246cm" svg:y="15.598cm"><text:p/><draw:enhanced-geometry svg:viewBox="0 0 21600 21600" draw:text-areas="?f0 0 ?f2 ?f5" draw:type="down-arrow" draw:modifiers="7608.6105675146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9" draw:style-name="gr4" svg:width="1.033cm" svg:height="0.715cm" svg:x="7.373cm" svg:y="15.734cm"><draw:text-box><text:p>да</text:p></draw:text-box></draw:frame><draw:custom-shape text:anchor-type="paragraph" draw:z-index="18" draw:style-name="gr1" svg:width="6.748cm" svg:height="2.13cm" svg:x="2.953cm" svg:y="13.469cm"><text:p>Сумма второй и третьей</text:p><text:p>стороны больше первой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7" draw:style-name="gr2" svg:width="0.133cm" svg:height="0.53cm" svg:x="6.264cm" svg:y="12.968cm"><text:p/><draw:enhanced-geometry svg:viewBox="0 0 21600 21600" draw:text-areas="?f0 0 ?f2 ?f5" draw:type="down-arrow" draw:modifiers="7608.6105675146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6" draw:style-name="gr4" svg:width="1.033cm" svg:height="0.715cm" svg:x="7.225cm" svg:y="13.005cm"><draw:text-box><text:p>да</text:p></draw:text-box></draw:frame><draw:frame text:anchor-type="paragraph" draw:z-index="15" draw:style-name="gr3" svg:width="0.729cm" svg:height="0.609cm" svg:x="3.353cm" svg:y="10.943cm"><draw:text-box><text:p>нет</text:p></draw:text-box></draw:frame><draw:custom-shape text:anchor-type="paragraph" draw:z-index="14" draw:style-name="gr1" svg:width="6.748cm" svg:height="2.13cm" svg:x="2.965cm" svg:y="10.784cm"><text:p>Сумма первой и второй</text:p><text:p>стороны больше третьей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3" draw:style-name="gr2" svg:width="0.133cm" svg:height="0.53cm" svg:x="6.223cm" svg:y="10.243cm"><text:p/><draw:enhanced-geometry svg:viewBox="0 0 21600 21600" draw:text-areas="?f0 0 ?f2 ?f5" draw:type="down-arrow" draw:modifiers="7608.6105675146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style-name="gr2" svg:width="0.133cm" svg:height="0.53cm" svg:x="6.262cm" svg:y="8.761cm"><text:p/><draw:enhanced-geometry svg:viewBox="0 0 21600 21600" draw:text-areas="?f0 0 ?f2 ?f5" draw:type="down-arrow" draw:modifiers="7608.6105675146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1" draw:text-style-name="P1" svg:width="6.972cm" svg:height="0.953cm" svg:x="2.953cm" svg:y="9.29cm"><text:p text:style-name="P1">Считывание значение третьей стороны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1" draw:text-style-name="P1" svg:width="6.972cm" svg:height="0.953cm" svg:x="2.992cm" svg:y="7.809cm"><text:p text:style-name="P1">Считывание значение второй стороны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svg:width="0.133cm" svg:height="0.481cm" svg:x="6.341cm" svg:y="5.775cm"><text:p/><draw:enhanced-geometry svg:viewBox="0 0 21600 21600" draw:text-areas="?f0 0 ?f2 ?f5" draw:type="down-arrow" draw:modifiers="7608.6105675146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2" svg:width="0.133cm" svg:height="0.417cm" svg:x="6.341cm" svg:y="7.306cm"><text:p/><draw:enhanced-geometry svg:viewBox="0 0 21600 21600" draw:text-areas="?f0 0 ?f2 ?f5" draw:type="down-arrow" draw:modifiers="7608.6105675146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1" draw:text-style-name="P1" svg:width="6.972cm" svg:height="0.953cm" svg:x="2.992cm" svg:y="6.354cm"><text:p text:style-name="P1">Считывание значение первой стороны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svg:width="0.133cm" svg:height="0.417cm" svg:x="6.373cm" svg:y="4.267cm"><text:p/><draw:enhanced-geometry svg:viewBox="0 0 21600 21600" draw:text-areas="?f0 0 ?f2 ?f5" draw:type="down-arrow" draw:modifiers="7608.6105675146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style-name="gr1" svg:width="6.896cm" svg:height="1.033cm" svg:x="3.018cm" svg:y="4.743cm"><text:p>Вывод на печать нформации о работе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svg:width="0.133cm" svg:height="0.417cm" svg:x="6.373cm" svg:y="2.759cm"><text:p/><draw:enhanced-geometry svg:viewBox="0 0 21600 21600" draw:text-areas="?f0 0 ?f2 ?f5" draw:type="down-arrow" draw:modifiers="7608.6105675146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1" svg:width="6.086cm" svg:height="1.033cm" svg:x="3.455cm" svg:y="3.235cm"><text:p text:style-name="P1">Смена кодировки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2" svg:width="0.133cm" svg:height="0.477cm" svg:x="6.422cm" svg:y="1.33cm"><text:p/><draw:enhanced-geometry svg:viewBox="0 0 21600 21600" draw:text-areas="?f0 0 ?f2 ?f5" draw:type="down-arrow" draw:modifiers="7608.6105675146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6.06cm" svg:height="0.953cm" svg:x="3.455cm" svg:y="1.806cm"><text:p text:style-name="P1">Объявление переменных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0" draw:style-name="gr1" svg:width="6.695cm" svg:height="1.271cm" svg:x="3.191cm" svg:y="0.007cm"><text:p text:style-name="P1">Начало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40" draw:style-name="gr6" svg:width="0.212cm" svg:height="0.777cm" svg:x="7.634cm" svg:y="23.424cm"><text:p/><draw:enhanced-geometry svg:viewBox="0 0 21600 21600" draw:text-areas="?f0 0 ?f2 ?f5" draw:mirror-horizontal="false" draw:mirror-vertical="false" draw:type="down-arrow" draw:modifiers="10579.59183673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41" draw:style-name="gr7" draw:text-style-name="P1" svg:width="5.592cm" svg:height="0.83cm" svg:x="4.942cm" svg:y="24.186cm"><text:p text:style-name="P1">Вычисление высоты, </text:p><text:p text:style-name="P1">проведенной к первой стороне</text:p></draw:rect><draw:custom-shape text:anchor-type="paragraph" draw:z-index="42" draw:style-name="gr6" svg:width="0.212cm" svg:height="0.777cm" svg:x="7.652cm" svg:y="25.015cm"><text:p/><draw:enhanced-geometry svg:viewBox="0 0 21600 21600" draw:text-areas="?f0 0 ?f2 ?f5" draw:mirror-horizontal="false" draw:mirror-vertical="false" draw:type="down-arrow" draw:modifiers="10579.59183673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43" draw:style-name="gr7" draw:text-style-name="P1" svg:width="5.592cm" svg:height="0.83cm" svg:x="4.96cm" svg:y="25.799cm"><text:p text:style-name="P1">Вычисление высоты, </text:p><text:p text:style-name="P1">проведенной ко второй стороне</text:p></draw:rect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Standard"><draw:custom-shape text:anchor-type="paragraph" draw:z-index="37" draw:style-name="gr6" svg:width="0.237cm" svg:height="0.777cm" svg:x="7.641cm" svg:y="0.826cm"><text:p/><draw:enhanced-geometry svg:viewBox="0 0 21600 21600" draw:text-areas="?f0 0 ?f2 ?f5" draw:mirror-horizontal="false" draw:mirror-vertical="false" draw:type="down-arrow" draw:modifiers="10579.59183673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style-name="gr6" svg:width="0.212cm" svg:height="0.777cm" svg:x="1.901cm" svg:y="3.113cm"><text:p/><draw:enhanced-geometry svg:viewBox="0 0 21600 21600" draw:text-areas="?f0 0 ?f2 ?f5" draw:mirror-horizontal="false" draw:mirror-vertical="false" draw:type="down-arrow" draw:modifiers="10579.59183673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><draw:rect text:anchor-type="paragraph" draw:z-index="44" draw:style-name="gr7" draw:text-style-name="P1" svg:width="5.592cm" svg:height="1.176cm" svg:x="4.96cm" svg:y="0.212cm"><text:p text:style-name="P1">Вычисление высоты, </text:p><text:p text:style-name="P1">проведенной к третьей стороне</text:p></draw:rect></text:p>
      <text:p text:style-name="Standard"/>
      <text:p text:style-name="Standard"/>
      <text:p text:style-name="Standard"><draw:custom-shape text:anchor-type="paragraph" draw:z-index="36" draw:style-name="gr2" svg:width="0.198cm" svg:height="0.96cm" svg:x="7.682cm" svg:y="0.097cm"><text:p/><draw:enhanced-geometry svg:viewBox="0 0 21600 21600" draw:text-areas="?f0 0 ?f2 ?f5" draw:mirror-horizontal="false" draw:mirror-vertical="false" draw:type="down-arrow" draw:modifiers="11176.513761467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line-break/><text:line-break/><text:soft-page-break/></text:p>
      <text:p text:style-name="Standard"><draw:custom-shape text:anchor-type="paragraph" draw:z-index="39" draw:style-name="gr2" svg:width="0.198cm" svg:height="0.96cm" svg:x="1.924cm" svg:y="0.302cm"><text:p/><draw:enhanced-geometry svg:viewBox="0 0 21600 21600" draw:text-areas="?f0 0 ?f2 ?f5" draw:type="down-arrow" draw:modifiers="9908.2568807339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5" draw:style-name="gr2" svg:width="0.198cm" svg:height="0.96cm" svg:x="7.682cm" svg:y="0.213cm"><text:p/><draw:enhanced-geometry svg:viewBox="0 0 21600 21600" draw:text-areas="?f0 0 ?f2 ?f5" draw:mirror-horizontal="false" draw:mirror-vertical="false" draw:type="down-arrow" draw:modifiers="11176.513761467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rect text:anchor-type="paragraph" draw:z-index="46" draw:style-name="gr7" draw:text-style-name="P1" svg:width="5.592cm" svg:height="1.176cm" svg:x="4.942cm" svg:y="0.205cm"><text:p text:style-name="P1">Вывод на печать значение</text:p><text:p text:style-name="P1">первой стороны</text:p></draw:rect><draw:line text:anchor-type="paragraph" draw:z-index="51" draw:style-name="gr8" draw:text-style-name="P1" svg:x1="2.014cm" svg:y1="0.288cm" svg:x2="2.032cm" svg:y2="6.938cm"><text:p/></draw:line></text:p>
      <text:p text:style-name="Standard"><draw:rect text:anchor-type="paragraph" draw:z-index="47" draw:style-name="gr7" draw:text-style-name="P1" svg:width="5.592cm" svg:height="1.176cm" svg:x="4.89cm" svg:y="1.722cm"><text:p text:style-name="P1">Вывод на печать значение</text:p><text:p text:style-name="P1">второй стороны</text:p></draw:rect><draw:rect text:anchor-type="paragraph" draw:z-index="48" draw:style-name="gr7" draw:text-style-name="P1" svg:width="5.592cm" svg:height="1.176cm" svg:x="4.942cm" svg:y="3.75cm"><text:p text:style-name="P1">Вывод на печать значение</text:p><text:p text:style-name="P1">третьей стороны</text:p></draw:rect><draw:custom-shape text:anchor-type="paragraph" draw:z-index="49" draw:style-name="gr2" svg:width="0.198cm" svg:height="0.729cm" svg:x="7.664cm" svg:y="0.893cm"><text:p/><draw:enhanced-geometry svg:viewBox="0 0 21600 21600" draw:text-areas="?f0 0 ?f2 ?f5" draw:mirror-horizontal="false" draw:mirror-vertical="false" draw:type="down-arrow" draw:modifiers="11176.513761467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0" draw:style-name="gr2" svg:width="0.198cm" svg:height="0.863cm" svg:x="7.611cm" svg:y="2.887cm"><text:p/><draw:enhanced-geometry svg:viewBox="0 0 21600 21600" draw:text-areas="?f0 0 ?f2 ?f5" draw:mirror-horizontal="false" draw:mirror-vertical="false" draw:type="down-arrow" draw:modifiers="11176.513761467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52" draw:style-name="gr8" draw:text-style-name="P1" svg:x1="6.195cm" svg:y1="6.451cm" svg:x2="2.032cm" svg:y2="6.451cm"><text:p/></draw:line><draw:custom-shape text:anchor-type="paragraph" draw:z-index="53" draw:style-name="gr2" svg:width="0.242cm" svg:height="1.509cm" svg:x="7.664cm" svg:y="4.925cm"><text:p/><draw:enhanced-geometry svg:viewBox="0 0 21600 21600" draw:text-areas="?f0 0 ?f2 ?f5" draw:mirror-horizontal="false" draw:mirror-vertical="false" draw:type="down-arrow" draw:modifiers="11176.513761467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4" draw:style-name="gr6" svg:width="2.206cm" svg:height="0.265cm" svg:x="5.595cm" svg:y="6.309cm"><text:p/><draw:enhanced-geometry svg:viewBox="0 0 21600 21600" draw:text-areas="0 ?f0 ?f5 ?f2" draw:type="right-arrow" draw:modifiers="10014.3884892086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5" draw:style-name="gr2" svg:width="0.242cm" svg:height="1.509cm" svg:x="7.664cm" svg:y="6.309cm"><text:p/><draw:enhanced-geometry svg:viewBox="0 0 21600 21600" draw:text-areas="?f0 0 ?f2 ?f5" draw:mirror-horizontal="false" draw:mirror-vertical="false" draw:type="down-arrow" draw:modifiers="11176.513761467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6" draw:style-name="gr9" svg:width="7.585cm" svg:height="1.747cm" svg:x="4.166cm" svg:y="7.95cm"><text:p text:style-name="P1">Конец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0.018cm" fo:margin-right="0.04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55S</meta:editing-duration>
    <meta:editing-cycles>4</meta:editing-cycles>
    <meta:generator>OpenOffice/4.1.1$Win32 OpenOffice.org_project/411m6$Build-9775</meta:generator>
    <dc:date>2017-01-07T12:07:21.97</dc:date>
    <dc:creator>Alex Lasher</dc:creator>
    <meta:document-statistic meta:table-count="0" meta:image-count="0" meta:object-count="0" meta:page-count="2" meta:paragraph-count="3" meta:word-count="0" meta:character-count="87"/>
    <meta:user-defined meta:name="Info 1"/>
    <meta:user-defined meta:name="Info 2"/>
    <meta:user-defined meta:name="Info 3"/>
    <meta:user-defined meta:name="Info 4"/>
  </office:meta>
</office:document-meta>
</file>